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 la reunion del 26 de Agosto de 2019 contamos con la colaboracion de Anabel que nos ayudara a partir de ahora y que hizo un repaso a lo que llevamos de memoria.</text:p>
      <text:p text:style-name="Standard"/>
      <text:p text:style-name="Standard">Pusimos en comun los primeros capitulos de la misma y fuimos cambiandola intentando dejarla de la mejor manera posible. Todos los cambios se han dejado en rojo en latex para volver a repsarlos por si hubiera algo que no convenciera.</text:p>
      <text:p text:style-name="Standard"/>
      <text:p text:style-name="Standard">Otras correciones aun no se hicieron por llevar algo mas de tiempo, aunque estan anotadas y deberian estar resueltas para la proxima reunion. Ademas repasamos cosas que deberian aparecer en proximos capitulos como la metodologia agil que intentaremos encontrarla en algun libro y me lleve la nota para echarles un vistazo y corregirlos tambien antes de la siguiente reunión en la medida de lo posible.</text:p>
      <text:p text:style-name="Standard"/>
      <text:p text:style-name="Standard">Tambien Domingo me paso un TFG para que observara las interfaces de las que disponia por si me pueden venir bien como idea para mi propio TFG.</text:p>
      <text:p text:style-name="Standard"/>
      <text:p text:style-name="Standard">Combinare todo esto con las dudas que ya tenia antes de la reunion y volveremos a reunirnos este viernes 30 de Agosto con esto mirado e intentare avanzar en el programa en flask para el que requeriremos de una base de datos.</text:p>
      <text:p text:style-name="Standard"/>
      <text:p text:style-name="Standard">Dejo como tras cada correo las tareas que faltarían para terminar el TFG.</text:p>
      <text:p text:style-name="Standard"/>
      <text:list xml:id="list1395976488583819012" text:style-name="L1">
        <text:list-item>
          <text:p text:style-name="P1">Memoria</text:p>
          <text:p text:style-name="P1">1. Repasar anotaciones de Anabel y cosas modificadas en la ultima reunion.</text:p>
          <text:p text:style-name="P1"/>
        </text:list-item>
        <text:list-item>
          <text:p text:style-name="P1">Programación</text:p>
          <text:list>
            <text:list-item>
              <text:p text:style-name="P1">Flask: Programa sencillo que deje subir imagenes y datos (tutoriales mirados) (base de datos, botones, subir ficheros)</text:p>
            </text:list-item>
            <text:list-item>
              <text:p text:style-name="P1">2. Solucionar diferencias entre varianza real y varianza nuestra (desarrollar el pseudocodigo)</text:p>
            </text:list-item>
            <text:list-item>
              <text:p text:style-name="P1">En kdtrees, hacer la ruta de las coordenadas local, y que los datos se cojan de alguna manera. Pasarlo a la funcion</text:p>
            </text:list-item>
            <text:list-item>
              <text:p text:style-name="P1">devolvermatreal. En el main porque sino como los identificas?.</text:p>
            </text:list-item>
            <text:list-item>
              <text:p text:style-name="P1">Domingo: Area pequeña en Pop up</text:p>
            </text:list-item>
            <text:list-item>
              <text:p text:style-name="P1">Modulo para el PATH (Correo Domingo)</text:p>
              <text:p text:style-name="P1"/>
            </text:list-item>
          </text:list>
        </text:list-item>
        <text:list-item>
          <text:p text:style-name="P1">Memoria:</text:p>
          <text:list>
            <text:list-item>
              <text:p text:style-name="P1">Domingo: Repasar la introducción dar el okey final.</text:p>
            </text:list-item>
            <text:list-item>
              <text:p text:style-name="P1">Corregir fundamentos teoricos indicados por Domingo</text:p>
            </text:list-item>
            <text:list-item>
              <text:p text:style-name="P1">Añadir ejemplos (kdtrees, broadcasting, , numpy, kivy, pillow) </text:p>
            </text:list-item>
            <text:list-item>
              <text:p text:style-name="P1">Colocar bien los requisitos funcionales y no funcionales. Añadir las categorias a ambos. </text:p>
            </text:list-item>
            <text:list-item>
              <text:p text:style-name="P1">Entender y añadir requisitos de dominio, explicar lo que es y referenciar el libro de software sobre todo esto.</text:p>
            </text:list-item>
            <text:list-item>
              <text:p text:style-name="P1">Hacer tablas de los requisitos.</text:p>
            </text:list-item>
            <text:list-item>
              <text:p text:style-name="P1">Presentación del problema?</text:p>
            </text:list-item>
            <text:list-item>
              <text:p text:style-name="P1">Diseño (Ingenieria de Software) (modelo 3 capas) (libro de Domingo)</text:p>
            </text:list-item>
            <text:list-item>
              <text:p text:style-name="P1">Pruebas</text:p>
            </text:list-item>
            <text:list-item>
              <text:p text:style-name="P1">Simulaciones </text:p>
            </text:list-item>
            <text:list-item>
              <text:p text:style-name="P1">Conclusiones</text:p>
            </text:list-item>
            <text:list-item>
              <text:p text:style-name="P1">Añadir problemas relevantes, otras tareas relevantes?</text:p>
            </text:list-item>
            <text:list-item>
              <text:p text:style-name="P1">Dejar las palabras claves y keywords en 5 o 6</text:p>
            </text:list-item>
            <text:list-item>
              <text:p text:style-name="P1">Revisar resumen..</text:p>
            </text:list-item>
            <text:list-item>
              <text:p text:style-name="P1">Añadir imagenes</text:p>
              <text:p text:style-name="P1"><text:soft-page-break/></text:p>
            </text:list-item>
          </text:list>
        </text:list-item>
        <text:list-item>
          <text:p text:style-name="P1">Programación parte 2:</text:p>
          <text:list>
            <text:list-item>
              <text:p text:style-name="P1">Añadir las ideas de los requisitos funcionales y no funcionales que faltan</text:p>
            </text:list-item>
            <text:list-item>
              <text:p text:style-name="P1">Añadir el material que aun no hemos utilizado y hablamos de usar (python for android o buildozer, Matplotlib, pyinstaller)</text:p>
              <text:p text:style-name="P1"/>
            </text:list-item>
          </text:list>
        </text:list-item>
        <text:list-item>
          <text:p text:style-name="P1">Memoria parte 3:</text:p>
          <text:list>
            <text:list-item>
              <text:p text:style-name="P1">Material utilizado: añadir las cosas que aun no hemos utilizado (python for android o buildozer, Matplotlib, pyinstaller)</text:p>
            </text:list-item>
            <text:list-item>
              <text:p text:style-name="P1">Diagrama de gantt (pydev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 </meta:initial-creator>
    <meta:creation-date>2019-08-27T15:14:52.39</meta:creation-date>
    <dc:date>2019-08-27T15:46:11.88</dc:date>
    <dc:creator>o </dc:creator>
    <meta:editing-duration>PT13M5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37" meta:word-count="490" meta:character-count="2887"/>
  </office:meta>
</office:document-meta>
</file>